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Title">
      <style:paragraph-properties fo:break-before="page"/>
      <style:text-properties officeooo:rsid="001a6369" officeooo:paragraph-rsid="001a6369"/>
    </style:style>
    <style:style style:name="P5" style:family="paragraph" style:parent-style-name="Text_20_body">
      <style:text-properties officeooo:rsid="001a6369" officeooo:paragraph-rsid="001a6369"/>
    </style:style>
    <style:style style:name="P6" style:family="paragraph" style:parent-style-name="Text_20_body">
      <style:text-properties officeooo:paragraph-rsid="001daad1"/>
    </style:style>
    <style:style style:name="P7" style:family="paragraph" style:parent-style-name="Subtitle">
      <style:paragraph-properties fo:text-align="start" style:justify-single-word="false"/>
      <style:text-properties officeooo:paragraph-rsid="001daad1"/>
    </style:style>
    <style:style style:name="P8" style:family="paragraph" style:parent-style-name="Text_20_body" style:list-style-name="L1"/>
    <style:style style:name="T1" style:family="text">
      <style:text-properties officeooo:rsid="001a6369"/>
    </style:style>
    <style:style style:name="T2" style:family="text">
      <style:text-properties fo:background-color="#b4c7dc" loext:char-shading-value="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Indice</text:p>
          </text:index-title>
          <text:p text:style-name="P1"><text:a xlink:type="simple" xlink:href="#__RefHeading___Toc117_4063652002" text:style-name="Index_20_Link" text:visited-style-name="Index_20_Link">1 Introducción<text:tab/>2</text:a></text:p>
          <text:p text:style-name="P2"><text:a xlink:type="simple" xlink:href="#__RefHeading___Toc119_4063652002" text:style-name="Index_20_Link" text:visited-style-name="Index_20_Link">1.1 El dominio del problema<text:tab/>2</text:a></text:p>
          <text:p text:style-name="P3"><text:a xlink:type="simple" xlink:href="#__RefHeading___Toc121_4063652002" text:style-name="Index_20_Link" text:visited-style-name="Index_20_Link">1.1.1 Software de nivel industrial<text:tab/>2</text:a></text:p>
          <text:p text:style-name="P3"><text:a xlink:type="simple" xlink:href="#__RefHeading___Toc123_4063652002" text:style-name="Index_20_Link" text:visited-style-name="Index_20_Link">1.1.2 El software es costoso<text:tab/>3</text:a></text:p>
        </text:index-body>
      </text:table-of-content>
      <text:p text:style-name="Text_20_body"/>
      <text:p text:style-name="P4">Ingeniería del Software</text:p>
      <text:p text:style-name="P5"/>
      <text:p text:style-name="P6"><text:span text:style-name="T1">La Ingeniería de Software es la aplicación de un enfoque sistemático, disciplinado, y cuantificable al desarrollo, operación, y mantenimiento del software.</text:span></text:p>
      <text:p text:style-name="P7">Software</text:p>
      <text:p text:style-name="Text_20_body">Colección de programas, procedimientos, y la documentación y datos asociados que determinan la operación de un sistema de computación. </text:p>
      <text:h text:style-name="Heading_20_1" text:outline-level="1"><text:bookmark-start text:name="__RefHeading___Toc117_4063652002"/>Introducción<text:bookmark-end text:name="__RefHeading___Toc117_4063652002"/></text:h>
      <text:h text:style-name="Heading_20_2" text:outline-level="2"><text:bookmark-start text:name="__RefHeading___Toc119_4063652002"/>El dominio del problema<text:bookmark-end text:name="__RefHeading___Toc119_4063652002"/></text:h>
      <text:p text:style-name="P6">En ingeniería de software no tratamos con programas que la gente desarrolla para ilustrar un concepto o como pasatiempo (a lo que aquí llamamos sistemas de estudiante). En cambio, el dominio de problemas se centra en <text:span text:style-name="T2">software que resuelve necesidades reales de ciertos usuarios, en contextos donde sistemas más grandes o incluso negocios completos pueden depender de ese software, y donde los fallos pueden provocar pérdidas significativas</text:span>, ya sea de forma directa o indirecta.<text:line-break/><text:line-break/>A este tipo de software lo llamamos <text:span text:style-name="T2">software de nivel industrial</text:span>.<text:line-break/>Comencemos primero hablando de la diferencia clave entre el software de estudiante y el software de nivel industrial.</text:p>
      <text:h text:style-name="Heading_20_3" text:outline-level="3"><text:bookmark-start text:name="__RefHeading___Toc121_4063652002"/><text:span text:style-name="Strong_20_Emphasis">Software de nivel industrial</text:span><text:bookmark-end text:name="__RefHeading___Toc121_4063652002"/></text:h>
      <text:p text:style-name="Text_20_body">Un sistema desarrollado por un estudiante está pensado principalmente con fines de demostración; por lo general, no se utiliza para resolver un problema real de alguna organización. En consecuencia, nada verdaderamente importante depende de que funcione correctamente. Y como nada de peso depende de ese software, la existencia de “bugs” (defectos o fallos) no es un gran problema. Por eso, normalmente no se diseña pensando en aspectos de calidad como portabilidad, robustez, fiabilidad o usabilidad.</text:p>
      <text:p text:style-name="Text_20_body">Además, el software de estudiante suele ser utilizado por el mismo desarrollador que lo creó, así que no hay necesidad de documentación, y nuevamente los errores no son críticos, ya que el propio usuario–desarrollador puede corregirlos en cuanto los detecta.</text:p>
      <text:p text:style-name="Text_20_body">En cambio, un sistema de software de nivel industrial se construye para resolver un problema real de un cliente, y es utilizado por la organización del cliente para operar alguna parte de su negocio (entendiendo “negocio” en un sentido muy amplio: puede ser administrar inventarios, finanzas, monitorear pacientes, controlar el tráfico aéreo, etc.). Dicho de otro modo, actividades importantes dependen de que el sistema funcione correctamente. Y una falla en este tipo de sistemas puede tener un impacto enorme: pérdidas económicas o comerciales, molestias para los usuarios, e incluso pérdida de bienes o vidas humanas.</text:p>
      <text:p text:style-name="Text_20_body"><text:soft-page-break/>Por lo tanto, este software necesita ser de alta calidad en propiedades como confiabilidad, robustez y facilidad de uso.</text:p>
      <text:p text:style-name="Text_20_body">Este requisito de alta calidad tiene muchas implicaciones:</text:p>
      <text:list text:style-name="L1">
        <text:list-item>
          <text:p text:style-name="P8"><text:span text:style-name="Strong_20_Emphasis">Primero</text:span>, el software debe probarse exhaustivamente antes de ponerse en uso. Esta necesidad de pruebas rigurosas aumenta considerablemente el costo. En un proyecto de software industrial, <text:span text:style-name="T2">entre un 30% y un 50% del esfuerzo total puede dedicarse a las pruebas</text:span> (mientras que en un proyecto de estudiante, ¡incluso un 5% podría considerarse mucho!).</text:p>
        </text:list-item>
        <text:list-item>
          <text:p text:style-name="P8"><text:span text:style-name="Strong_20_Emphasis">Segundo</text:span>, desarrollar <text:span text:style-name="T2">software de alta calidad requiere dividir el proceso en fases</text:span>, de manera que la salida de cada una sea revisada y evaluada para eliminar defectos lo antes posible. Esta necesidad de dividir el problema y detectar errores temprano implica más documentación, más estándares y más procesos. Todo esto aumenta el esfuerzo necesario para construir el software, por lo que la productividad al desarrollar software industrial suele ser mucho menor que la de un software estudiantil.</text:p>
        </text:list-item>
      </text:list>
      <text:p text:style-name="Text_20_body">El software de nivel industrial también presenta otras características que no existen en los sistemas de estudiante. Generalmente, para un mismo problema, los requisitos detallados de lo que debe hacer el software aumentan considerablemente. Además de los requisitos de calidad, se suman necesidades de respaldo y recuperación, tolerancia a fallos, cumplimiento de estándares, portabilidad, etc. Todo esto, por lo general, hace que el sistema sea más complejo y más grande.</text:p>
      <text:p text:style-name="Text_20_body">De hecho, para un mismo problema, el software industrial puede tener un tamaño al menos dos veces mayor que el sistema de estudiante. Si asumimos una productividad cinco veces menor y un tamaño dos veces mayor, construir un software de nivel industrial puede requerir unas <text:span text:style-name="Strong_20_Emphasis">10 veces más esfuerzo</text:span> que un software de estudiante para el mismo problema. La “regla práctica” de Brooks también dice que el software industrial puede costar unas 10 veces más que el software estudiantil [25].</text:p>
      <text:p text:style-name="Text_20_body">La industria del software está interesada principalmente en desarrollar software de nivel industrial, y el área de ingeniería de software se enfoca en cómo construir este tipo de sistemas.</text:p>
      <text:p text:style-name="Text_20_body">En el resto del libro, cuando usemos la palabra <text:span text:style-name="Emphasis">software</text:span>, nos estaremos refiriendo a <text:span text:style-name="Emphasis">software de nivel industrial</text:span>.</text:p>
      <text:p text:style-name="Text_20_body">El IEEE define software como: <text:span text:style-name="Emphasis">“el conjunto de programas informáticos, procedimientos, reglas, y la documentación y datos asociados”</text:span> [91]. Esta definición deja claro que el software no son solo programas, sino que también incluye toda la documentación y datos relacionados. Esto implica que la disciplina que se ocupa de desarrollar software no debe centrarse únicamente en crear programas, sino en producir todos los elementos que lo componen.</text:p>
      <text:p text:style-name="P6"/>
      <text:h text:style-name="Heading_20_3" text:outline-level="3"><text:bookmark-start text:name="__RefHeading___Toc123_4063652002"/><text:span text:style-name="Strong_20_Emphasis">El software es costoso</text:span><text:bookmark-end text:name="__RefHeading___Toc123_4063652002"/></text:h>
      <text:p text:style-name="Text_20_body">El software de nivel industrial es muy caro, principalmente porque su desarrollo es extremadamente intensivo en mano de obra. Para darnos una idea de los costos implicados, consideremos el estado actual de la práctica en la industria.</text:p>
      <text:p text:style-name="Text_20_body">La métrica más utilizada para medir el tamaño del software en la industria es el número de líneas de código (LOC) o miles de líneas de código (KLOC) entregadas.</text:p>
      <text:p text:style-name="Text_20_body"><text:soft-page-break/>Dado que el principal costo de producir software es el trabajo humano, el <text:span text:style-name="T2">costo de desarrollo</text:span> se mide generalmente en <text:span text:style-name="Emphasis"><text:span text:style-name="T2">persona-meses</text:span></text:span><text:span text:style-name="T2"> de esfuerzo invertido</text:span>. Asimismo, la <text:span text:style-name="T2">productividad en la industria</text:span> suele expresarse en <text:span text:style-name="T2">LOC (o KLOC) por persona-mes</text:span>.</text:p>
      <text:p text:style-name="Text_20_body">En el desarrollo de nuevo código, la productividad típica en la industria oscila entre <text:span text:style-name="Strong_20_Emphasis">300 y 1.000 LOC por persona-mes</text:span>. Es decir, a lo largo de todo el ciclo de desarrollo, un programador promedio produce entre 300 y 1.000 LOC por mes.</text:p>
      <text:p text:style-name="Text_20_body">Las empresas de software suelen cobrar al cliente para el que desarrollan a partir de <text:span text:style-name="Strong_20_Emphasis">100.000 USD por persona-año</text:span>, o más de <text:span text:style-name="Strong_20_Emphasis">8.000 USD por persona-mes</text:span> (aproximadamente 50 USD por hora). Con las cifras actuales de productividad, esto significa que <text:span text:style-name="Strong_20_Emphasis">cada línea de código entregada cuesta entre 8 y 25 USD</text:span>. Dicho de otro modo, una sola línea de código puede costar entre 8 y 25 dólares con los niveles actuales de costos y productividad.</text:p>
      <text:p text:style-name="Text_20_body">Incluso proyectos pequeños pueden fácilmente alcanzar <text:span text:style-name="Strong_20_Emphasis">50.000 LOC</text:span>. Con esta productividad, un proyecto así costaría entre <text:span text:style-name="Strong_20_Emphasis">0,5 y 1,25 millones de USD</text:span>.</text:p>
      <text:p text:style-name="Text_20_body">Con la potencia actual de las computadoras, un software de este tamaño puede ejecutarse perfectamente en una estación de trabajo o un pequeño servidor. Esto implica que un software que puede costar más de un millón de dólares puede correr sobre un hardware cuyo precio no pasa de unas decenas de miles de dólares. Esto demuestra claramente que <text:span text:style-name="Strong_20_Emphasis">el costo del hardware es solo una fracción del costo del software</text:span> que ejecuta.</text:p>
      <text:p text:style-name="Text_20_body">Este ejemplo muestra que el software no solo es muy caro, sino que suele ser el <text:span text:style-name="Strong_20_Emphasis">componente principal</text:span> del costo total de un sistema automatizado, siendo el hardware un elemento mucho menor. Esto se refleja en el gráfico clásico de inversión hardware–software mostrado en la Figura 1.1 [17].</text:p>
      <text:p text:style-name="Text_20_body">Como se observa en la Figura 1.1, en los primeros tiempos el costo del hardware solía dominar el costo total del sistema. Pero, a medida que el precio del hardware ha ido disminuyendo y continúa bajando, y que su potencia se duplica aproximadamente cada 2 años (la Ley de Moore), permitiendo ejecutar sistemas de software cada vez más grandes, <text:span text:style-name="Strong_20_Emphasis">el costo del software ha pasado a ser el factor dominante en los sistemas</text:spa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loext:graphic-properties draw:fill="solid" draw:fill-color="#729fcf"/>
      <style:paragraph-properties fo:background-color="#729fcf"/>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1T19:53:15.783371000</meta:creation-date>
    <dc:date>2025-09-02T16:21:59.657594300</dc:date>
    <meta:editing-duration>PT7H12M19S</meta:editing-duration>
    <meta:editing-cycles>2</meta:editing-cycles>
    <meta:generator>LibreOffice/25.2.4.3$Windows_X86_64 LibreOffice_project/33e196637044ead23f5c3226cde09b47731f7e27</meta:generator>
    <meta:document-statistic meta:table-count="0" meta:image-count="0" meta:object-count="0" meta:page-count="4" meta:paragraph-count="35" meta:word-count="1257" meta:character-count="7886" meta:non-whitespace-character-count="6670"/>
  </office:meta>
</office:document-meta>
</file>